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0CB8D8DD9FCFD5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791cm, 5.023cm, 12.562cm, 7.36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017cm" svg:height="23.576cm" svg:x="0.992cm" svg:y="2.392cm">
          <draw:image xlink:href="Pictures/10000000000005E8000007E090CB8D8DD9FCFD5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21:53.520697768</dc:date>
    <meta:editing-duration>PT3M33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